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addie starting positon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 step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me step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rection x</text:p>
          </table:table-cell>
          <table:table-cell office:value-type="string" calcext:value-type="string">
            <text:p>direction y</text:p>
          </table:table-cell>
          <table:table-cell office:value-type="string" calcext:value-type="string">
            <text:p>velocity x</text:p>
          </table:table-cell>
          <table:table-cell office:value-type="string" calcext:value-type="string">
            <text:p>velocity y</text:p>
          </table:table-cell>
          <table:table-cell table:number-columns-repeated="2" table:style-name="ce1" office:value-type="string" calcext:value-type="string">
            <text:p>Δ position x</text:p>
          </table:table-cell>
          <table:table-cell office:value-type="string" calcext:value-type="string">
            <text:p>new position x</text:p>
          </table:table-cell>
          <table:table-cell office:value-type="string" calcext:value-type="string">
            <text:p>new position 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I6]^2+[.J6]^2)" office:value-type="float" office:value="316.227766016838" calcext:value-type="float">
            <text:p>316.227766016838</text:p>
          </table:table-cell>
          <table:table-cell table:formula="of:=-[.I6]/[.B7]" office:value-type="float" office:value="-0.316227766016838" calcext:value-type="float">
            <text:p>-0.316227766016838</text:p>
          </table:table-cell>
          <table:table-cell table:formula="of:=-[.J6]/[.B7]" office:value-type="float" office:value="-0.948683298050514" calcext:value-type="float">
            <text:p>-0.948683298050514</text:p>
          </table:table-cell>
          <table:table-cell table:formula="of:=[.$B$2]*[.C7]" office:value-type="float" office:value="-3.16227766016838" calcext:value-type="float">
            <text:p>-3.16227766016838</text:p>
          </table:table-cell>
          <table:table-cell table:formula="of:=[.$B$2]*[.D7]" office:value-type="float" office:value="-9.48683298050514" calcext:value-type="float">
            <text:p>-9.48683298050514</text:p>
          </table:table-cell>
          <table:table-cell table:formula="of:=[.E7]*[.$B$3]" office:value-type="float" office:value="-3.16227766016838" calcext:value-type="float">
            <text:p>-3.16227766016838</text:p>
          </table:table-cell>
          <table:table-cell table:formula="of:=[.F7]*[.$B$3]" office:value-type="float" office:value="-9.48683298050514" calcext:value-type="float">
            <text:p>-9.48683298050514</text:p>
          </table:table-cell>
          <table:table-cell table:formula="of:=[.I6]+[.G7]" office:value-type="float" office:value="96.8377223398316" calcext:value-type="float">
            <text:p>96.8377223398316</text:p>
          </table:table-cell>
          <table:table-cell table:formula="of:=[.J6]+[.H7]" office:value-type="float" office:value="290.513167019495" calcext:value-type="float">
            <text:p>290.513167019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I7]^2+[.J7]^2)" office:value-type="float" office:value="306.227766016838" calcext:value-type="float">
            <text:p>306.227766016838</text:p>
          </table:table-cell>
          <table:table-cell table:formula="of:=-[.I7]/[.B8]" office:value-type="float" office:value="-0.316227766016838" calcext:value-type="float">
            <text:p>-0.316227766016838</text:p>
          </table:table-cell>
          <table:table-cell table:formula="of:=-[.J7]/[.B8]" office:value-type="float" office:value="-0.948683298050514" calcext:value-type="float">
            <text:p>-0.948683298050514</text:p>
          </table:table-cell>
          <table:table-cell table:formula="of:=[.$B$2]*[.C8]" office:value-type="float" office:value="-3.16227766016838" calcext:value-type="float">
            <text:p>-3.16227766016838</text:p>
          </table:table-cell>
          <table:table-cell table:formula="of:=[.$B$2]*[.D8]" office:value-type="float" office:value="-9.48683298050514" calcext:value-type="float">
            <text:p>-9.48683298050514</text:p>
          </table:table-cell>
          <table:table-cell table:formula="of:=[.E8]*[.$B$3]" office:value-type="float" office:value="-3.16227766016838" calcext:value-type="float">
            <text:p>-3.16227766016838</text:p>
          </table:table-cell>
          <table:table-cell table:formula="of:=[.F8]*[.$B$3]" office:value-type="float" office:value="-9.48683298050514" calcext:value-type="float">
            <text:p>-9.48683298050514</text:p>
          </table:table-cell>
          <table:table-cell table:formula="of:=[.I7]+[.G8]" office:value-type="float" office:value="93.6754446796632" calcext:value-type="float">
            <text:p>93.6754446796632</text:p>
          </table:table-cell>
          <table:table-cell table:formula="of:=[.J7]+[.H8]" office:value-type="float" office:value="281.02633403899" calcext:value-type="float">
            <text:p>281.026334038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I8]^2+[.J8]^2)" office:value-type="float" office:value="296.227766016838" calcext:value-type="float">
            <text:p>296.227766016838</text:p>
          </table:table-cell>
          <table:table-cell table:formula="of:=-[.I8]/[.B9]" office:value-type="float" office:value="-0.316227766016838" calcext:value-type="float">
            <text:p>-0.316227766016838</text:p>
          </table:table-cell>
          <table:table-cell table:formula="of:=-[.J8]/[.B9]" office:value-type="float" office:value="-0.948683298050514" calcext:value-type="float">
            <text:p>-0.948683298050514</text:p>
          </table:table-cell>
          <table:table-cell table:formula="of:=[.$B$2]*[.C9]" office:value-type="float" office:value="-3.16227766016838" calcext:value-type="float">
            <text:p>-3.16227766016838</text:p>
          </table:table-cell>
          <table:table-cell table:formula="of:=[.$B$2]*[.D9]" office:value-type="float" office:value="-9.48683298050514" calcext:value-type="float">
            <text:p>-9.48683298050514</text:p>
          </table:table-cell>
          <table:table-cell table:formula="of:=[.E9]*[.$B$3]" office:value-type="float" office:value="-3.16227766016838" calcext:value-type="float">
            <text:p>-3.16227766016838</text:p>
          </table:table-cell>
          <table:table-cell table:formula="of:=[.F9]*[.$B$3]" office:value-type="float" office:value="-9.48683298050514" calcext:value-type="float">
            <text:p>-9.48683298050514</text:p>
          </table:table-cell>
          <table:table-cell table:formula="of:=[.I8]+[.G9]" office:value-type="float" office:value="90.5131670194949" calcext:value-type="float">
            <text:p>90.5131670194949</text:p>
          </table:table-cell>
          <table:table-cell table:formula="of:=[.J8]+[.H9]" office:value-type="float" office:value="271.539501058485" calcext:value-type="float">
            <text:p>271.5395010584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I9]^2+[.J9]^2)" office:value-type="float" office:value="286.227766016838" calcext:value-type="float">
            <text:p>286.227766016838</text:p>
          </table:table-cell>
          <table:table-cell table:formula="of:=-[.I9]/[.B10]" office:value-type="float" office:value="-0.316227766016838" calcext:value-type="float">
            <text:p>-0.316227766016838</text:p>
          </table:table-cell>
          <table:table-cell table:formula="of:=-[.J9]/[.B10]" office:value-type="float" office:value="-0.948683298050514" calcext:value-type="float">
            <text:p>-0.948683298050514</text:p>
          </table:table-cell>
          <table:table-cell table:formula="of:=[.$B$2]*[.C10]" office:value-type="float" office:value="-3.16227766016838" calcext:value-type="float">
            <text:p>-3.16227766016838</text:p>
          </table:table-cell>
          <table:table-cell table:formula="of:=[.$B$2]*[.D10]" office:value-type="float" office:value="-9.48683298050514" calcext:value-type="float">
            <text:p>-9.48683298050514</text:p>
          </table:table-cell>
          <table:table-cell table:formula="of:=[.E10]*[.$B$3]" office:value-type="float" office:value="-3.16227766016838" calcext:value-type="float">
            <text:p>-3.16227766016838</text:p>
          </table:table-cell>
          <table:table-cell table:formula="of:=[.F10]*[.$B$3]" office:value-type="float" office:value="-9.48683298050514" calcext:value-type="float">
            <text:p>-9.48683298050514</text:p>
          </table:table-cell>
          <table:table-cell table:formula="of:=[.I9]+[.G10]" office:value-type="float" office:value="87.3508893593265" calcext:value-type="float">
            <text:p>87.3508893593265</text:p>
          </table:table-cell>
          <table:table-cell table:formula="of:=[.J9]+[.H10]" office:value-type="float" office:value="262.052668077979" calcext:value-type="float">
            <text:p>262.0526680779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I10]^2+[.J10]^2)" office:value-type="float" office:value="276.227766016838" calcext:value-type="float">
            <text:p>276.227766016838</text:p>
          </table:table-cell>
          <table:table-cell table:formula="of:=-[.I10]/[.B11]" office:value-type="float" office:value="-0.316227766016838" calcext:value-type="float">
            <text:p>-0.316227766016838</text:p>
          </table:table-cell>
          <table:table-cell table:formula="of:=-[.J10]/[.B11]" office:value-type="float" office:value="-0.948683298050514" calcext:value-type="float">
            <text:p>-0.948683298050514</text:p>
          </table:table-cell>
          <table:table-cell table:formula="of:=[.$B$2]*[.C11]" office:value-type="float" office:value="-3.16227766016838" calcext:value-type="float">
            <text:p>-3.16227766016838</text:p>
          </table:table-cell>
          <table:table-cell table:formula="of:=[.$B$2]*[.D11]" office:value-type="float" office:value="-9.48683298050514" calcext:value-type="float">
            <text:p>-9.48683298050514</text:p>
          </table:table-cell>
          <table:table-cell table:formula="of:=[.E11]*[.$B$3]" office:value-type="float" office:value="-3.16227766016838" calcext:value-type="float">
            <text:p>-3.16227766016838</text:p>
          </table:table-cell>
          <table:table-cell table:formula="of:=[.F11]*[.$B$3]" office:value-type="float" office:value="-9.48683298050514" calcext:value-type="float">
            <text:p>-9.48683298050514</text:p>
          </table:table-cell>
          <table:table-cell table:formula="of:=[.I10]+[.G11]" office:value-type="float" office:value="84.1886116991581" calcext:value-type="float">
            <text:p>84.1886116991581</text:p>
          </table:table-cell>
          <table:table-cell table:formula="of:=[.J10]+[.H11]" office:value-type="float" office:value="252.565835097474" calcext:value-type="float">
            <text:p>252.5658350974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I11]^2+[.J11]^2)" office:value-type="float" office:value="266.227766016838" calcext:value-type="float">
            <text:p>266.227766016838</text:p>
          </table:table-cell>
          <table:table-cell table:formula="of:=-[.I11]/[.B12]" office:value-type="float" office:value="-0.316227766016838" calcext:value-type="float">
            <text:p>-0.316227766016838</text:p>
          </table:table-cell>
          <table:table-cell table:formula="of:=-[.J11]/[.B12]" office:value-type="float" office:value="-0.948683298050514" calcext:value-type="float">
            <text:p>-0.948683298050514</text:p>
          </table:table-cell>
          <table:table-cell table:formula="of:=[.$B$2]*[.C12]" office:value-type="float" office:value="-3.16227766016838" calcext:value-type="float">
            <text:p>-3.16227766016838</text:p>
          </table:table-cell>
          <table:table-cell table:formula="of:=[.$B$2]*[.D12]" office:value-type="float" office:value="-9.48683298050514" calcext:value-type="float">
            <text:p>-9.48683298050514</text:p>
          </table:table-cell>
          <table:table-cell table:formula="of:=[.E12]*[.$B$3]" office:value-type="float" office:value="-3.16227766016838" calcext:value-type="float">
            <text:p>-3.16227766016838</text:p>
          </table:table-cell>
          <table:table-cell table:formula="of:=[.F12]*[.$B$3]" office:value-type="float" office:value="-9.48683298050514" calcext:value-type="float">
            <text:p>-9.48683298050514</text:p>
          </table:table-cell>
          <table:table-cell table:formula="of:=[.I11]+[.G12]" office:value-type="float" office:value="81.0263340389897" calcext:value-type="float">
            <text:p>81.0263340389897</text:p>
          </table:table-cell>
          <table:table-cell table:formula="of:=[.J11]+[.H12]" office:value-type="float" office:value="243.079002116969" calcext:value-type="float">
            <text:p>243.0790021169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QRT([.I12]^2+[.J12]^2)" office:value-type="float" office:value="256.227766016838" calcext:value-type="float">
            <text:p>256.227766016838</text:p>
          </table:table-cell>
          <table:table-cell table:formula="of:=-[.I12]/[.B13]" office:value-type="float" office:value="-0.316227766016838" calcext:value-type="float">
            <text:p>-0.316227766016838</text:p>
          </table:table-cell>
          <table:table-cell table:formula="of:=-[.J12]/[.B13]" office:value-type="float" office:value="-0.948683298050514" calcext:value-type="float">
            <text:p>-0.948683298050514</text:p>
          </table:table-cell>
          <table:table-cell table:formula="of:=[.$B$2]*[.C13]" office:value-type="float" office:value="-3.16227766016838" calcext:value-type="float">
            <text:p>-3.16227766016838</text:p>
          </table:table-cell>
          <table:table-cell table:formula="of:=[.$B$2]*[.D13]" office:value-type="float" office:value="-9.48683298050514" calcext:value-type="float">
            <text:p>-9.48683298050514</text:p>
          </table:table-cell>
          <table:table-cell table:formula="of:=[.E13]*[.$B$3]" office:value-type="float" office:value="-3.16227766016838" calcext:value-type="float">
            <text:p>-3.16227766016838</text:p>
          </table:table-cell>
          <table:table-cell table:formula="of:=[.F13]*[.$B$3]" office:value-type="float" office:value="-9.48683298050514" calcext:value-type="float">
            <text:p>-9.48683298050514</text:p>
          </table:table-cell>
          <table:table-cell table:formula="of:=[.I12]+[.G13]" office:value-type="float" office:value="77.8640563788213" calcext:value-type="float">
            <text:p>77.8640563788213</text:p>
          </table:table-cell>
          <table:table-cell table:formula="of:=[.J12]+[.H13]" office:value-type="float" office:value="233.592169136464" calcext:value-type="float">
            <text:p>233.592169136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I13]^2+[.J13]^2)" office:value-type="float" office:value="246.227766016838" calcext:value-type="float">
            <text:p>246.227766016838</text:p>
          </table:table-cell>
          <table:table-cell table:formula="of:=-[.I13]/[.B14]" office:value-type="float" office:value="-0.316227766016838" calcext:value-type="float">
            <text:p>-0.316227766016838</text:p>
          </table:table-cell>
          <table:table-cell table:formula="of:=-[.J13]/[.B14]" office:value-type="float" office:value="-0.948683298050514" calcext:value-type="float">
            <text:p>-0.948683298050514</text:p>
          </table:table-cell>
          <table:table-cell table:formula="of:=[.$B$2]*[.C14]" office:value-type="float" office:value="-3.16227766016838" calcext:value-type="float">
            <text:p>-3.16227766016838</text:p>
          </table:table-cell>
          <table:table-cell table:formula="of:=[.$B$2]*[.D14]" office:value-type="float" office:value="-9.48683298050514" calcext:value-type="float">
            <text:p>-9.48683298050514</text:p>
          </table:table-cell>
          <table:table-cell table:formula="of:=[.E14]*[.$B$3]" office:value-type="float" office:value="-3.16227766016838" calcext:value-type="float">
            <text:p>-3.16227766016838</text:p>
          </table:table-cell>
          <table:table-cell table:formula="of:=[.F14]*[.$B$3]" office:value-type="float" office:value="-9.48683298050514" calcext:value-type="float">
            <text:p>-9.48683298050514</text:p>
          </table:table-cell>
          <table:table-cell table:formula="of:=[.I13]+[.G14]" office:value-type="float" office:value="74.7017787186529" calcext:value-type="float">
            <text:p>74.7017787186529</text:p>
          </table:table-cell>
          <table:table-cell table:formula="of:=[.J13]+[.H14]" office:value-type="float" office:value="224.105336155959" calcext:value-type="float">
            <text:p>224.105336155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QRT([.I14]^2+[.J14]^2)" office:value-type="float" office:value="236.227766016838" calcext:value-type="float">
            <text:p>236.227766016838</text:p>
          </table:table-cell>
          <table:table-cell table:formula="of:=-[.I14]/[.B15]" office:value-type="float" office:value="-0.316227766016838" calcext:value-type="float">
            <text:p>-0.316227766016838</text:p>
          </table:table-cell>
          <table:table-cell table:formula="of:=-[.J14]/[.B15]" office:value-type="float" office:value="-0.948683298050514" calcext:value-type="float">
            <text:p>-0.948683298050514</text:p>
          </table:table-cell>
          <table:table-cell table:formula="of:=[.$B$2]*[.C15]" office:value-type="float" office:value="-3.16227766016838" calcext:value-type="float">
            <text:p>-3.16227766016838</text:p>
          </table:table-cell>
          <table:table-cell table:formula="of:=[.$B$2]*[.D15]" office:value-type="float" office:value="-9.48683298050514" calcext:value-type="float">
            <text:p>-9.48683298050514</text:p>
          </table:table-cell>
          <table:table-cell table:formula="of:=[.E15]*[.$B$3]" office:value-type="float" office:value="-3.16227766016838" calcext:value-type="float">
            <text:p>-3.16227766016838</text:p>
          </table:table-cell>
          <table:table-cell table:formula="of:=[.F15]*[.$B$3]" office:value-type="float" office:value="-9.48683298050514" calcext:value-type="float">
            <text:p>-9.48683298050514</text:p>
          </table:table-cell>
          <table:table-cell table:formula="of:=[.I14]+[.G15]" office:value-type="float" office:value="71.5395010584845" calcext:value-type="float">
            <text:p>71.5395010584845</text:p>
          </table:table-cell>
          <table:table-cell table:formula="of:=[.J14]+[.H15]" office:value-type="float" office:value="214.618503175454" calcext:value-type="float">
            <text:p>214.6185031754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I15]^2+[.J15]^2)" office:value-type="float" office:value="226.227766016838" calcext:value-type="float">
            <text:p>226.227766016838</text:p>
          </table:table-cell>
          <table:table-cell table:formula="of:=-[.I15]/[.B16]" office:value-type="float" office:value="-0.316227766016838" calcext:value-type="float">
            <text:p>-0.316227766016838</text:p>
          </table:table-cell>
          <table:table-cell table:formula="of:=-[.J15]/[.B16]" office:value-type="float" office:value="-0.948683298050514" calcext:value-type="float">
            <text:p>-0.948683298050514</text:p>
          </table:table-cell>
          <table:table-cell table:formula="of:=[.$B$2]*[.C16]" office:value-type="float" office:value="-3.16227766016838" calcext:value-type="float">
            <text:p>-3.16227766016838</text:p>
          </table:table-cell>
          <table:table-cell table:formula="of:=[.$B$2]*[.D16]" office:value-type="float" office:value="-9.48683298050514" calcext:value-type="float">
            <text:p>-9.48683298050514</text:p>
          </table:table-cell>
          <table:table-cell table:formula="of:=[.E16]*[.$B$3]" office:value-type="float" office:value="-3.16227766016838" calcext:value-type="float">
            <text:p>-3.16227766016838</text:p>
          </table:table-cell>
          <table:table-cell table:formula="of:=[.F16]*[.$B$3]" office:value-type="float" office:value="-9.48683298050514" calcext:value-type="float">
            <text:p>-9.48683298050514</text:p>
          </table:table-cell>
          <table:table-cell table:formula="of:=[.I15]+[.G16]" office:value-type="float" office:value="68.3772233983162" calcext:value-type="float">
            <text:p>68.3772233983162</text:p>
          </table:table-cell>
          <table:table-cell table:formula="of:=[.J15]+[.H16]" office:value-type="float" office:value="205.131670194949" calcext:value-type="float">
            <text:p>205.1316701949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QRT([.I16]^2+[.J16]^2)" office:value-type="float" office:value="216.227766016838" calcext:value-type="float">
            <text:p>216.227766016838</text:p>
          </table:table-cell>
          <table:table-cell table:formula="of:=-[.I16]/[.B17]" office:value-type="float" office:value="-0.316227766016838" calcext:value-type="float">
            <text:p>-0.316227766016838</text:p>
          </table:table-cell>
          <table:table-cell table:formula="of:=-[.J16]/[.B17]" office:value-type="float" office:value="-0.948683298050514" calcext:value-type="float">
            <text:p>-0.948683298050514</text:p>
          </table:table-cell>
          <table:table-cell table:formula="of:=[.$B$2]*[.C17]" office:value-type="float" office:value="-3.16227766016838" calcext:value-type="float">
            <text:p>-3.16227766016838</text:p>
          </table:table-cell>
          <table:table-cell table:formula="of:=[.$B$2]*[.D17]" office:value-type="float" office:value="-9.48683298050514" calcext:value-type="float">
            <text:p>-9.48683298050514</text:p>
          </table:table-cell>
          <table:table-cell table:formula="of:=[.E17]*[.$B$3]" office:value-type="float" office:value="-3.16227766016838" calcext:value-type="float">
            <text:p>-3.16227766016838</text:p>
          </table:table-cell>
          <table:table-cell table:formula="of:=[.F17]*[.$B$3]" office:value-type="float" office:value="-9.48683298050514" calcext:value-type="float">
            <text:p>-9.48683298050514</text:p>
          </table:table-cell>
          <table:table-cell table:formula="of:=[.I16]+[.G17]" office:value-type="float" office:value="65.2149457381478" calcext:value-type="float">
            <text:p>65.2149457381478</text:p>
          </table:table-cell>
          <table:table-cell table:formula="of:=[.J16]+[.H17]" office:value-type="float" office:value="195.644837214443" calcext:value-type="float">
            <text:p>195.6448372144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I17]^2+[.J17]^2)" office:value-type="float" office:value="206.227766016838" calcext:value-type="float">
            <text:p>206.227766016838</text:p>
          </table:table-cell>
          <table:table-cell table:formula="of:=-[.I17]/[.B18]" office:value-type="float" office:value="-0.316227766016838" calcext:value-type="float">
            <text:p>-0.316227766016838</text:p>
          </table:table-cell>
          <table:table-cell table:formula="of:=-[.J17]/[.B18]" office:value-type="float" office:value="-0.948683298050514" calcext:value-type="float">
            <text:p>-0.948683298050514</text:p>
          </table:table-cell>
          <table:table-cell table:formula="of:=[.$B$2]*[.C18]" office:value-type="float" office:value="-3.16227766016838" calcext:value-type="float">
            <text:p>-3.16227766016838</text:p>
          </table:table-cell>
          <table:table-cell table:formula="of:=[.$B$2]*[.D18]" office:value-type="float" office:value="-9.48683298050514" calcext:value-type="float">
            <text:p>-9.48683298050514</text:p>
          </table:table-cell>
          <table:table-cell table:formula="of:=[.E18]*[.$B$3]" office:value-type="float" office:value="-3.16227766016838" calcext:value-type="float">
            <text:p>-3.16227766016838</text:p>
          </table:table-cell>
          <table:table-cell table:formula="of:=[.F18]*[.$B$3]" office:value-type="float" office:value="-9.48683298050514" calcext:value-type="float">
            <text:p>-9.48683298050514</text:p>
          </table:table-cell>
          <table:table-cell table:formula="of:=[.I17]+[.G18]" office:value-type="float" office:value="62.0526680779794" calcext:value-type="float">
            <text:p>62.0526680779794</text:p>
          </table:table-cell>
          <table:table-cell table:formula="of:=[.J17]+[.H18]" office:value-type="float" office:value="186.158004233938" calcext:value-type="float">
            <text:p>186.1580042339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QRT([.I18]^2+[.J18]^2)" office:value-type="float" office:value="196.227766016838" calcext:value-type="float">
            <text:p>196.227766016838</text:p>
          </table:table-cell>
          <table:table-cell table:formula="of:=-[.I18]/[.B19]" office:value-type="float" office:value="-0.316227766016838" calcext:value-type="float">
            <text:p>-0.316227766016838</text:p>
          </table:table-cell>
          <table:table-cell table:formula="of:=-[.J18]/[.B19]" office:value-type="float" office:value="-0.948683298050514" calcext:value-type="float">
            <text:p>-0.948683298050514</text:p>
          </table:table-cell>
          <table:table-cell table:formula="of:=[.$B$2]*[.C19]" office:value-type="float" office:value="-3.16227766016838" calcext:value-type="float">
            <text:p>-3.16227766016838</text:p>
          </table:table-cell>
          <table:table-cell table:formula="of:=[.$B$2]*[.D19]" office:value-type="float" office:value="-9.48683298050514" calcext:value-type="float">
            <text:p>-9.48683298050514</text:p>
          </table:table-cell>
          <table:table-cell table:formula="of:=[.E19]*[.$B$3]" office:value-type="float" office:value="-3.16227766016838" calcext:value-type="float">
            <text:p>-3.16227766016838</text:p>
          </table:table-cell>
          <table:table-cell table:formula="of:=[.F19]*[.$B$3]" office:value-type="float" office:value="-9.48683298050514" calcext:value-type="float">
            <text:p>-9.48683298050514</text:p>
          </table:table-cell>
          <table:table-cell table:formula="of:=[.I18]+[.G19]" office:value-type="float" office:value="58.890390417811" calcext:value-type="float">
            <text:p>58.890390417811</text:p>
          </table:table-cell>
          <table:table-cell table:formula="of:=[.J18]+[.H19]" office:value-type="float" office:value="176.671171253433" calcext:value-type="float">
            <text:p>176.6711712534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QRT([.I19]^2+[.J19]^2)" office:value-type="float" office:value="186.227766016838" calcext:value-type="float">
            <text:p>186.227766016838</text:p>
          </table:table-cell>
          <table:table-cell table:formula="of:=-[.I19]/[.B20]" office:value-type="float" office:value="-0.316227766016838" calcext:value-type="float">
            <text:p>-0.316227766016838</text:p>
          </table:table-cell>
          <table:table-cell table:formula="of:=-[.J19]/[.B20]" office:value-type="float" office:value="-0.948683298050514" calcext:value-type="float">
            <text:p>-0.948683298050514</text:p>
          </table:table-cell>
          <table:table-cell table:formula="of:=[.$B$2]*[.C20]" office:value-type="float" office:value="-3.16227766016838" calcext:value-type="float">
            <text:p>-3.16227766016838</text:p>
          </table:table-cell>
          <table:table-cell table:formula="of:=[.$B$2]*[.D20]" office:value-type="float" office:value="-9.48683298050514" calcext:value-type="float">
            <text:p>-9.48683298050514</text:p>
          </table:table-cell>
          <table:table-cell table:formula="of:=[.E20]*[.$B$3]" office:value-type="float" office:value="-3.16227766016838" calcext:value-type="float">
            <text:p>-3.16227766016838</text:p>
          </table:table-cell>
          <table:table-cell table:formula="of:=[.F20]*[.$B$3]" office:value-type="float" office:value="-9.48683298050514" calcext:value-type="float">
            <text:p>-9.48683298050514</text:p>
          </table:table-cell>
          <table:table-cell table:formula="of:=[.I19]+[.G20]" office:value-type="float" office:value="55.7281127576427" calcext:value-type="float">
            <text:p>55.7281127576427</text:p>
          </table:table-cell>
          <table:table-cell table:formula="of:=[.J19]+[.H20]" office:value-type="float" office:value="167.184338272928" calcext:value-type="float">
            <text:p>167.1843382729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I20]^2+[.J20]^2)" office:value-type="float" office:value="176.227766016838" calcext:value-type="float">
            <text:p>176.227766016838</text:p>
          </table:table-cell>
          <table:table-cell table:formula="of:=-[.I20]/[.B21]" office:value-type="float" office:value="-0.316227766016838" calcext:value-type="float">
            <text:p>-0.316227766016838</text:p>
          </table:table-cell>
          <table:table-cell table:formula="of:=-[.J20]/[.B21]" office:value-type="float" office:value="-0.948683298050514" calcext:value-type="float">
            <text:p>-0.948683298050514</text:p>
          </table:table-cell>
          <table:table-cell table:formula="of:=[.$B$2]*[.C21]" office:value-type="float" office:value="-3.16227766016838" calcext:value-type="float">
            <text:p>-3.16227766016838</text:p>
          </table:table-cell>
          <table:table-cell table:formula="of:=[.$B$2]*[.D21]" office:value-type="float" office:value="-9.48683298050514" calcext:value-type="float">
            <text:p>-9.48683298050514</text:p>
          </table:table-cell>
          <table:table-cell table:formula="of:=[.E21]*[.$B$3]" office:value-type="float" office:value="-3.16227766016838" calcext:value-type="float">
            <text:p>-3.16227766016838</text:p>
          </table:table-cell>
          <table:table-cell table:formula="of:=[.F21]*[.$B$3]" office:value-type="float" office:value="-9.48683298050514" calcext:value-type="float">
            <text:p>-9.48683298050514</text:p>
          </table:table-cell>
          <table:table-cell table:formula="of:=[.I20]+[.G21]" office:value-type="float" office:value="52.5658350974743" calcext:value-type="float">
            <text:p>52.5658350974743</text:p>
          </table:table-cell>
          <table:table-cell table:formula="of:=[.J20]+[.H21]" office:value-type="float" office:value="157.697505292423" calcext:value-type="float">
            <text:p>157.6975052924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QRT([.I21]^2+[.J21]^2)" office:value-type="float" office:value="166.227766016838" calcext:value-type="float">
            <text:p>166.227766016838</text:p>
          </table:table-cell>
          <table:table-cell table:formula="of:=-[.I21]/[.B22]" office:value-type="float" office:value="-0.316227766016838" calcext:value-type="float">
            <text:p>-0.316227766016838</text:p>
          </table:table-cell>
          <table:table-cell table:formula="of:=-[.J21]/[.B22]" office:value-type="float" office:value="-0.948683298050514" calcext:value-type="float">
            <text:p>-0.948683298050514</text:p>
          </table:table-cell>
          <table:table-cell table:formula="of:=[.$B$2]*[.C22]" office:value-type="float" office:value="-3.16227766016838" calcext:value-type="float">
            <text:p>-3.16227766016838</text:p>
          </table:table-cell>
          <table:table-cell table:formula="of:=[.$B$2]*[.D22]" office:value-type="float" office:value="-9.48683298050514" calcext:value-type="float">
            <text:p>-9.48683298050514</text:p>
          </table:table-cell>
          <table:table-cell table:formula="of:=[.E22]*[.$B$3]" office:value-type="float" office:value="-3.16227766016838" calcext:value-type="float">
            <text:p>-3.16227766016838</text:p>
          </table:table-cell>
          <table:table-cell table:formula="of:=[.F22]*[.$B$3]" office:value-type="float" office:value="-9.48683298050514" calcext:value-type="float">
            <text:p>-9.48683298050514</text:p>
          </table:table-cell>
          <table:table-cell table:formula="of:=[.I21]+[.G22]" office:value-type="float" office:value="49.4035574373059" calcext:value-type="float">
            <text:p>49.4035574373059</text:p>
          </table:table-cell>
          <table:table-cell table:formula="of:=[.J21]+[.H22]" office:value-type="float" office:value="148.210672311918" calcext:value-type="float">
            <text:p>148.2106723119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QRT([.I22]^2+[.J22]^2)" office:value-type="float" office:value="156.227766016838" calcext:value-type="float">
            <text:p>156.227766016838</text:p>
          </table:table-cell>
          <table:table-cell table:formula="of:=-[.I22]/[.B23]" office:value-type="float" office:value="-0.316227766016838" calcext:value-type="float">
            <text:p>-0.316227766016838</text:p>
          </table:table-cell>
          <table:table-cell table:formula="of:=-[.J22]/[.B23]" office:value-type="float" office:value="-0.948683298050514" calcext:value-type="float">
            <text:p>-0.948683298050514</text:p>
          </table:table-cell>
          <table:table-cell table:formula="of:=[.$B$2]*[.C23]" office:value-type="float" office:value="-3.16227766016838" calcext:value-type="float">
            <text:p>-3.16227766016838</text:p>
          </table:table-cell>
          <table:table-cell table:formula="of:=[.$B$2]*[.D23]" office:value-type="float" office:value="-9.48683298050514" calcext:value-type="float">
            <text:p>-9.48683298050514</text:p>
          </table:table-cell>
          <table:table-cell table:formula="of:=[.E23]*[.$B$3]" office:value-type="float" office:value="-3.16227766016838" calcext:value-type="float">
            <text:p>-3.16227766016838</text:p>
          </table:table-cell>
          <table:table-cell table:formula="of:=[.F23]*[.$B$3]" office:value-type="float" office:value="-9.48683298050514" calcext:value-type="float">
            <text:p>-9.48683298050514</text:p>
          </table:table-cell>
          <table:table-cell table:formula="of:=[.I22]+[.G23]" office:value-type="float" office:value="46.2412797771375" calcext:value-type="float">
            <text:p>46.2412797771375</text:p>
          </table:table-cell>
          <table:table-cell table:formula="of:=[.J22]+[.H23]" office:value-type="float" office:value="138.723839331413" calcext:value-type="float">
            <text:p>138.7238393314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QRT([.I23]^2+[.J23]^2)" office:value-type="float" office:value="146.227766016838" calcext:value-type="float">
            <text:p>146.227766016838</text:p>
          </table:table-cell>
          <table:table-cell table:formula="of:=-[.I23]/[.B24]" office:value-type="float" office:value="-0.316227766016838" calcext:value-type="float">
            <text:p>-0.316227766016838</text:p>
          </table:table-cell>
          <table:table-cell table:formula="of:=-[.J23]/[.B24]" office:value-type="float" office:value="-0.948683298050514" calcext:value-type="float">
            <text:p>-0.948683298050514</text:p>
          </table:table-cell>
          <table:table-cell table:formula="of:=[.$B$2]*[.C24]" office:value-type="float" office:value="-3.16227766016838" calcext:value-type="float">
            <text:p>-3.16227766016838</text:p>
          </table:table-cell>
          <table:table-cell table:formula="of:=[.$B$2]*[.D24]" office:value-type="float" office:value="-9.48683298050514" calcext:value-type="float">
            <text:p>-9.48683298050514</text:p>
          </table:table-cell>
          <table:table-cell table:formula="of:=[.E24]*[.$B$3]" office:value-type="float" office:value="-3.16227766016838" calcext:value-type="float">
            <text:p>-3.16227766016838</text:p>
          </table:table-cell>
          <table:table-cell table:formula="of:=[.F24]*[.$B$3]" office:value-type="float" office:value="-9.48683298050514" calcext:value-type="float">
            <text:p>-9.48683298050514</text:p>
          </table:table-cell>
          <table:table-cell table:formula="of:=[.I23]+[.G24]" office:value-type="float" office:value="43.0790021169691" calcext:value-type="float">
            <text:p>43.0790021169691</text:p>
          </table:table-cell>
          <table:table-cell table:formula="of:=[.J23]+[.H24]" office:value-type="float" office:value="129.237006350907" calcext:value-type="float">
            <text:p>129.2370063509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QRT([.I24]^2+[.J24]^2)" office:value-type="float" office:value="136.227766016838" calcext:value-type="float">
            <text:p>136.227766016838</text:p>
          </table:table-cell>
          <table:table-cell table:formula="of:=-[.I24]/[.B25]" office:value-type="float" office:value="-0.316227766016838" calcext:value-type="float">
            <text:p>-0.316227766016838</text:p>
          </table:table-cell>
          <table:table-cell table:formula="of:=-[.J24]/[.B25]" office:value-type="float" office:value="-0.948683298050514" calcext:value-type="float">
            <text:p>-0.948683298050514</text:p>
          </table:table-cell>
          <table:table-cell table:formula="of:=[.$B$2]*[.C25]" office:value-type="float" office:value="-3.16227766016838" calcext:value-type="float">
            <text:p>-3.16227766016838</text:p>
          </table:table-cell>
          <table:table-cell table:formula="of:=[.$B$2]*[.D25]" office:value-type="float" office:value="-9.48683298050514" calcext:value-type="float">
            <text:p>-9.48683298050514</text:p>
          </table:table-cell>
          <table:table-cell table:formula="of:=[.E25]*[.$B$3]" office:value-type="float" office:value="-3.16227766016838" calcext:value-type="float">
            <text:p>-3.16227766016838</text:p>
          </table:table-cell>
          <table:table-cell table:formula="of:=[.F25]*[.$B$3]" office:value-type="float" office:value="-9.48683298050514" calcext:value-type="float">
            <text:p>-9.48683298050514</text:p>
          </table:table-cell>
          <table:table-cell table:formula="of:=[.I24]+[.G25]" office:value-type="float" office:value="39.9167244568008" calcext:value-type="float">
            <text:p>39.9167244568008</text:p>
          </table:table-cell>
          <table:table-cell table:formula="of:=[.J24]+[.H25]" office:value-type="float" office:value="119.750173370402" calcext:value-type="float">
            <text:p>119.7501733704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I25]^2+[.J25]^2)" office:value-type="float" office:value="126.227766016838" calcext:value-type="float">
            <text:p>126.227766016838</text:p>
          </table:table-cell>
          <table:table-cell table:formula="of:=-[.I25]/[.B26]" office:value-type="float" office:value="-0.316227766016838" calcext:value-type="float">
            <text:p>-0.316227766016838</text:p>
          </table:table-cell>
          <table:table-cell table:formula="of:=-[.J25]/[.B26]" office:value-type="float" office:value="-0.948683298050514" calcext:value-type="float">
            <text:p>-0.948683298050514</text:p>
          </table:table-cell>
          <table:table-cell table:formula="of:=[.$B$2]*[.C26]" office:value-type="float" office:value="-3.16227766016838" calcext:value-type="float">
            <text:p>-3.16227766016838</text:p>
          </table:table-cell>
          <table:table-cell table:formula="of:=[.$B$2]*[.D26]" office:value-type="float" office:value="-9.48683298050514" calcext:value-type="float">
            <text:p>-9.48683298050514</text:p>
          </table:table-cell>
          <table:table-cell table:formula="of:=[.E26]*[.$B$3]" office:value-type="float" office:value="-3.16227766016838" calcext:value-type="float">
            <text:p>-3.16227766016838</text:p>
          </table:table-cell>
          <table:table-cell table:formula="of:=[.F26]*[.$B$3]" office:value-type="float" office:value="-9.48683298050514" calcext:value-type="float">
            <text:p>-9.48683298050514</text:p>
          </table:table-cell>
          <table:table-cell table:formula="of:=[.I25]+[.G26]" office:value-type="float" office:value="36.7544467966324" calcext:value-type="float">
            <text:p>36.7544467966324</text:p>
          </table:table-cell>
          <table:table-cell table:formula="of:=[.J25]+[.H26]" office:value-type="float" office:value="110.263340389897" calcext:value-type="float">
            <text:p>110.2633403898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QRT([.I26]^2+[.J26]^2)" office:value-type="float" office:value="116.227766016838" calcext:value-type="float">
            <text:p>116.227766016838</text:p>
          </table:table-cell>
          <table:table-cell table:formula="of:=-[.I26]/[.B27]" office:value-type="float" office:value="-0.316227766016838" calcext:value-type="float">
            <text:p>-0.316227766016838</text:p>
          </table:table-cell>
          <table:table-cell table:formula="of:=-[.J26]/[.B27]" office:value-type="float" office:value="-0.948683298050514" calcext:value-type="float">
            <text:p>-0.948683298050514</text:p>
          </table:table-cell>
          <table:table-cell table:formula="of:=[.$B$2]*[.C27]" office:value-type="float" office:value="-3.16227766016838" calcext:value-type="float">
            <text:p>-3.16227766016838</text:p>
          </table:table-cell>
          <table:table-cell table:formula="of:=[.$B$2]*[.D27]" office:value-type="float" office:value="-9.48683298050514" calcext:value-type="float">
            <text:p>-9.48683298050514</text:p>
          </table:table-cell>
          <table:table-cell table:formula="of:=[.E27]*[.$B$3]" office:value-type="float" office:value="-3.16227766016838" calcext:value-type="float">
            <text:p>-3.16227766016838</text:p>
          </table:table-cell>
          <table:table-cell table:formula="of:=[.F27]*[.$B$3]" office:value-type="float" office:value="-9.48683298050514" calcext:value-type="float">
            <text:p>-9.48683298050514</text:p>
          </table:table-cell>
          <table:table-cell table:formula="of:=[.I26]+[.G27]" office:value-type="float" office:value="33.592169136464" calcext:value-type="float">
            <text:p>33.592169136464</text:p>
          </table:table-cell>
          <table:table-cell table:formula="of:=[.J26]+[.H27]" office:value-type="float" office:value="100.776507409392" calcext:value-type="float">
            <text:p>100.7765074093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QRT([.I27]^2+[.J27]^2)" office:value-type="float" office:value="106.227766016838" calcext:value-type="float">
            <text:p>106.227766016838</text:p>
          </table:table-cell>
          <table:table-cell table:formula="of:=-[.I27]/[.B28]" office:value-type="float" office:value="-0.316227766016838" calcext:value-type="float">
            <text:p>-0.316227766016838</text:p>
          </table:table-cell>
          <table:table-cell table:formula="of:=-[.J27]/[.B28]" office:value-type="float" office:value="-0.948683298050514" calcext:value-type="float">
            <text:p>-0.948683298050514</text:p>
          </table:table-cell>
          <table:table-cell table:formula="of:=[.$B$2]*[.C28]" office:value-type="float" office:value="-3.16227766016838" calcext:value-type="float">
            <text:p>-3.16227766016838</text:p>
          </table:table-cell>
          <table:table-cell table:formula="of:=[.$B$2]*[.D28]" office:value-type="float" office:value="-9.48683298050514" calcext:value-type="float">
            <text:p>-9.48683298050514</text:p>
          </table:table-cell>
          <table:table-cell table:formula="of:=[.E28]*[.$B$3]" office:value-type="float" office:value="-3.16227766016838" calcext:value-type="float">
            <text:p>-3.16227766016838</text:p>
          </table:table-cell>
          <table:table-cell table:formula="of:=[.F28]*[.$B$3]" office:value-type="float" office:value="-9.48683298050514" calcext:value-type="float">
            <text:p>-9.48683298050514</text:p>
          </table:table-cell>
          <table:table-cell table:formula="of:=[.I27]+[.G28]" office:value-type="float" office:value="30.4298914762956" calcext:value-type="float">
            <text:p>30.4298914762956</text:p>
          </table:table-cell>
          <table:table-cell table:formula="of:=[.J27]+[.H28]" office:value-type="float" office:value="91.2896744288869" calcext:value-type="float">
            <text:p>91.28967442888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QRT([.I28]^2+[.J28]^2)" office:value-type="float" office:value="96.2277660168379" calcext:value-type="float">
            <text:p>96.2277660168379</text:p>
          </table:table-cell>
          <table:table-cell table:formula="of:=-[.I28]/[.B29]" office:value-type="float" office:value="-0.316227766016838" calcext:value-type="float">
            <text:p>-0.316227766016838</text:p>
          </table:table-cell>
          <table:table-cell table:formula="of:=-[.J28]/[.B29]" office:value-type="float" office:value="-0.948683298050514" calcext:value-type="float">
            <text:p>-0.948683298050514</text:p>
          </table:table-cell>
          <table:table-cell table:formula="of:=[.$B$2]*[.C29]" office:value-type="float" office:value="-3.16227766016838" calcext:value-type="float">
            <text:p>-3.16227766016838</text:p>
          </table:table-cell>
          <table:table-cell table:formula="of:=[.$B$2]*[.D29]" office:value-type="float" office:value="-9.48683298050514" calcext:value-type="float">
            <text:p>-9.48683298050514</text:p>
          </table:table-cell>
          <table:table-cell table:formula="of:=[.E29]*[.$B$3]" office:value-type="float" office:value="-3.16227766016838" calcext:value-type="float">
            <text:p>-3.16227766016838</text:p>
          </table:table-cell>
          <table:table-cell table:formula="of:=[.F29]*[.$B$3]" office:value-type="float" office:value="-9.48683298050514" calcext:value-type="float">
            <text:p>-9.48683298050514</text:p>
          </table:table-cell>
          <table:table-cell table:formula="of:=[.I28]+[.G29]" office:value-type="float" office:value="27.2676138161273" calcext:value-type="float">
            <text:p>27.2676138161273</text:p>
          </table:table-cell>
          <table:table-cell table:formula="of:=[.J28]+[.H29]" office:value-type="float" office:value="81.8028414483817" calcext:value-type="float">
            <text:p>81.80284144838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QRT([.I29]^2+[.J29]^2)" office:value-type="float" office:value="86.2277660168379" calcext:value-type="float">
            <text:p>86.2277660168379</text:p>
          </table:table-cell>
          <table:table-cell table:formula="of:=-[.I29]/[.B30]" office:value-type="float" office:value="-0.316227766016838" calcext:value-type="float">
            <text:p>-0.316227766016838</text:p>
          </table:table-cell>
          <table:table-cell table:formula="of:=-[.J29]/[.B30]" office:value-type="float" office:value="-0.948683298050514" calcext:value-type="float">
            <text:p>-0.948683298050514</text:p>
          </table:table-cell>
          <table:table-cell table:formula="of:=[.$B$2]*[.C30]" office:value-type="float" office:value="-3.16227766016838" calcext:value-type="float">
            <text:p>-3.16227766016838</text:p>
          </table:table-cell>
          <table:table-cell table:formula="of:=[.$B$2]*[.D30]" office:value-type="float" office:value="-9.48683298050514" calcext:value-type="float">
            <text:p>-9.48683298050514</text:p>
          </table:table-cell>
          <table:table-cell table:formula="of:=[.E30]*[.$B$3]" office:value-type="float" office:value="-3.16227766016838" calcext:value-type="float">
            <text:p>-3.16227766016838</text:p>
          </table:table-cell>
          <table:table-cell table:formula="of:=[.F30]*[.$B$3]" office:value-type="float" office:value="-9.48683298050514" calcext:value-type="float">
            <text:p>-9.48683298050514</text:p>
          </table:table-cell>
          <table:table-cell table:formula="of:=[.I29]+[.G30]" office:value-type="float" office:value="24.1053361559589" calcext:value-type="float">
            <text:p>24.1053361559589</text:p>
          </table:table-cell>
          <table:table-cell table:formula="of:=[.J29]+[.H30]" office:value-type="float" office:value="72.3160084678766" calcext:value-type="float">
            <text:p>72.31600846787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QRT([.I30]^2+[.J30]^2)" office:value-type="float" office:value="76.2277660168378" calcext:value-type="float">
            <text:p>76.2277660168378</text:p>
          </table:table-cell>
          <table:table-cell table:formula="of:=-[.I30]/[.B31]" office:value-type="float" office:value="-0.316227766016838" calcext:value-type="float">
            <text:p>-0.316227766016838</text:p>
          </table:table-cell>
          <table:table-cell table:formula="of:=-[.J30]/[.B31]" office:value-type="float" office:value="-0.948683298050514" calcext:value-type="float">
            <text:p>-0.948683298050514</text:p>
          </table:table-cell>
          <table:table-cell table:formula="of:=[.$B$2]*[.C31]" office:value-type="float" office:value="-3.16227766016838" calcext:value-type="float">
            <text:p>-3.16227766016838</text:p>
          </table:table-cell>
          <table:table-cell table:formula="of:=[.$B$2]*[.D31]" office:value-type="float" office:value="-9.48683298050514" calcext:value-type="float">
            <text:p>-9.48683298050514</text:p>
          </table:table-cell>
          <table:table-cell table:formula="of:=[.E31]*[.$B$3]" office:value-type="float" office:value="-3.16227766016838" calcext:value-type="float">
            <text:p>-3.16227766016838</text:p>
          </table:table-cell>
          <table:table-cell table:formula="of:=[.F31]*[.$B$3]" office:value-type="float" office:value="-9.48683298050514" calcext:value-type="float">
            <text:p>-9.48683298050514</text:p>
          </table:table-cell>
          <table:table-cell table:formula="of:=[.I30]+[.G31]" office:value-type="float" office:value="20.9430584957905" calcext:value-type="float">
            <text:p>20.9430584957905</text:p>
          </table:table-cell>
          <table:table-cell table:formula="of:=[.J30]+[.H31]" office:value-type="float" office:value="62.8291754873715" calcext:value-type="float">
            <text:p>62.82917548737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QRT([.I31]^2+[.J31]^2)" office:value-type="float" office:value="66.2277660168378" calcext:value-type="float">
            <text:p>66.2277660168378</text:p>
          </table:table-cell>
          <table:table-cell table:formula="of:=-[.I31]/[.B32]" office:value-type="float" office:value="-0.316227766016838" calcext:value-type="float">
            <text:p>-0.316227766016838</text:p>
          </table:table-cell>
          <table:table-cell table:formula="of:=-[.J31]/[.B32]" office:value-type="float" office:value="-0.948683298050514" calcext:value-type="float">
            <text:p>-0.948683298050514</text:p>
          </table:table-cell>
          <table:table-cell table:formula="of:=[.$B$2]*[.C32]" office:value-type="float" office:value="-3.16227766016838" calcext:value-type="float">
            <text:p>-3.16227766016838</text:p>
          </table:table-cell>
          <table:table-cell table:formula="of:=[.$B$2]*[.D32]" office:value-type="float" office:value="-9.48683298050514" calcext:value-type="float">
            <text:p>-9.48683298050514</text:p>
          </table:table-cell>
          <table:table-cell table:formula="of:=[.E32]*[.$B$3]" office:value-type="float" office:value="-3.16227766016838" calcext:value-type="float">
            <text:p>-3.16227766016838</text:p>
          </table:table-cell>
          <table:table-cell table:formula="of:=[.F32]*[.$B$3]" office:value-type="float" office:value="-9.48683298050514" calcext:value-type="float">
            <text:p>-9.48683298050514</text:p>
          </table:table-cell>
          <table:table-cell table:formula="of:=[.I31]+[.G32]" office:value-type="float" office:value="17.7807808356221" calcext:value-type="float">
            <text:p>17.7807808356221</text:p>
          </table:table-cell>
          <table:table-cell table:formula="of:=[.J31]+[.H32]" office:value-type="float" office:value="53.3423425068663" calcext:value-type="float">
            <text:p>53.34234250686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QRT([.I32]^2+[.J32]^2)" office:value-type="float" office:value="56.2277660168378" calcext:value-type="float">
            <text:p>56.2277660168378</text:p>
          </table:table-cell>
          <table:table-cell table:formula="of:=-[.I32]/[.B33]" office:value-type="float" office:value="-0.316227766016838" calcext:value-type="float">
            <text:p>-0.316227766016838</text:p>
          </table:table-cell>
          <table:table-cell table:formula="of:=-[.J32]/[.B33]" office:value-type="float" office:value="-0.948683298050514" calcext:value-type="float">
            <text:p>-0.948683298050514</text:p>
          </table:table-cell>
          <table:table-cell table:formula="of:=[.$B$2]*[.C33]" office:value-type="float" office:value="-3.16227766016838" calcext:value-type="float">
            <text:p>-3.16227766016838</text:p>
          </table:table-cell>
          <table:table-cell table:formula="of:=[.$B$2]*[.D33]" office:value-type="float" office:value="-9.48683298050514" calcext:value-type="float">
            <text:p>-9.48683298050514</text:p>
          </table:table-cell>
          <table:table-cell table:formula="of:=[.E33]*[.$B$3]" office:value-type="float" office:value="-3.16227766016838" calcext:value-type="float">
            <text:p>-3.16227766016838</text:p>
          </table:table-cell>
          <table:table-cell table:formula="of:=[.F33]*[.$B$3]" office:value-type="float" office:value="-9.48683298050514" calcext:value-type="float">
            <text:p>-9.48683298050514</text:p>
          </table:table-cell>
          <table:table-cell table:formula="of:=[.I32]+[.G33]" office:value-type="float" office:value="14.6185031754537" calcext:value-type="float">
            <text:p>14.6185031754537</text:p>
          </table:table-cell>
          <table:table-cell table:formula="of:=[.J32]+[.H33]" office:value-type="float" office:value="43.8555095263612" calcext:value-type="float">
            <text:p>43.85550952636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QRT([.I33]^2+[.J33]^2)" office:value-type="float" office:value="46.2277660168378" calcext:value-type="float">
            <text:p>46.2277660168378</text:p>
          </table:table-cell>
          <table:table-cell table:formula="of:=-[.I33]/[.B34]" office:value-type="float" office:value="-0.316227766016838" calcext:value-type="float">
            <text:p>-0.316227766016838</text:p>
          </table:table-cell>
          <table:table-cell table:formula="of:=-[.J33]/[.B34]" office:value-type="float" office:value="-0.948683298050514" calcext:value-type="float">
            <text:p>-0.948683298050514</text:p>
          </table:table-cell>
          <table:table-cell table:formula="of:=[.$B$2]*[.C34]" office:value-type="float" office:value="-3.16227766016838" calcext:value-type="float">
            <text:p>-3.16227766016838</text:p>
          </table:table-cell>
          <table:table-cell table:formula="of:=[.$B$2]*[.D34]" office:value-type="float" office:value="-9.48683298050514" calcext:value-type="float">
            <text:p>-9.48683298050514</text:p>
          </table:table-cell>
          <table:table-cell table:formula="of:=[.E34]*[.$B$3]" office:value-type="float" office:value="-3.16227766016838" calcext:value-type="float">
            <text:p>-3.16227766016838</text:p>
          </table:table-cell>
          <table:table-cell table:formula="of:=[.F34]*[.$B$3]" office:value-type="float" office:value="-9.48683298050514" calcext:value-type="float">
            <text:p>-9.48683298050514</text:p>
          </table:table-cell>
          <table:table-cell table:formula="of:=[.I33]+[.G34]" office:value-type="float" office:value="11.4562255152854" calcext:value-type="float">
            <text:p>11.4562255152854</text:p>
          </table:table-cell>
          <table:table-cell table:formula="of:=[.J33]+[.H34]" office:value-type="float" office:value="34.368676545856" calcext:value-type="float">
            <text:p>34.3686765458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QRT([.I34]^2+[.J34]^2)" office:value-type="float" office:value="36.2277660168378" calcext:value-type="float">
            <text:p>36.2277660168378</text:p>
          </table:table-cell>
          <table:table-cell table:formula="of:=-[.I34]/[.B35]" office:value-type="float" office:value="-0.316227766016838" calcext:value-type="float">
            <text:p>-0.316227766016838</text:p>
          </table:table-cell>
          <table:table-cell table:formula="of:=-[.J34]/[.B35]" office:value-type="float" office:value="-0.948683298050514" calcext:value-type="float">
            <text:p>-0.948683298050514</text:p>
          </table:table-cell>
          <table:table-cell table:formula="of:=[.$B$2]*[.C35]" office:value-type="float" office:value="-3.16227766016838" calcext:value-type="float">
            <text:p>-3.16227766016838</text:p>
          </table:table-cell>
          <table:table-cell table:formula="of:=[.$B$2]*[.D35]" office:value-type="float" office:value="-9.48683298050514" calcext:value-type="float">
            <text:p>-9.48683298050514</text:p>
          </table:table-cell>
          <table:table-cell table:formula="of:=[.E35]*[.$B$3]" office:value-type="float" office:value="-3.16227766016838" calcext:value-type="float">
            <text:p>-3.16227766016838</text:p>
          </table:table-cell>
          <table:table-cell table:formula="of:=[.F35]*[.$B$3]" office:value-type="float" office:value="-9.48683298050514" calcext:value-type="float">
            <text:p>-9.48683298050514</text:p>
          </table:table-cell>
          <table:table-cell table:formula="of:=[.I34]+[.G35]" office:value-type="float" office:value="8.29394785511697" calcext:value-type="float">
            <text:p>8.29394785511697</text:p>
          </table:table-cell>
          <table:table-cell table:formula="of:=[.J34]+[.H35]" office:value-type="float" office:value="24.8818435653509" calcext:value-type="float">
            <text:p>24.88184356535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I35]^2+[.J35]^2)" office:value-type="float" office:value="26.2277660168378" calcext:value-type="float">
            <text:p>26.2277660168378</text:p>
          </table:table-cell>
          <table:table-cell table:formula="of:=-[.I35]/[.B36]" office:value-type="float" office:value="-0.316227766016838" calcext:value-type="float">
            <text:p>-0.316227766016838</text:p>
          </table:table-cell>
          <table:table-cell table:formula="of:=-[.J35]/[.B36]" office:value-type="float" office:value="-0.948683298050514" calcext:value-type="float">
            <text:p>-0.948683298050514</text:p>
          </table:table-cell>
          <table:table-cell table:formula="of:=[.$B$2]*[.C36]" office:value-type="float" office:value="-3.16227766016838" calcext:value-type="float">
            <text:p>-3.16227766016838</text:p>
          </table:table-cell>
          <table:table-cell table:formula="of:=[.$B$2]*[.D36]" office:value-type="float" office:value="-9.48683298050514" calcext:value-type="float">
            <text:p>-9.48683298050514</text:p>
          </table:table-cell>
          <table:table-cell table:formula="of:=[.E36]*[.$B$3]" office:value-type="float" office:value="-3.16227766016838" calcext:value-type="float">
            <text:p>-3.16227766016838</text:p>
          </table:table-cell>
          <table:table-cell table:formula="of:=[.F36]*[.$B$3]" office:value-type="float" office:value="-9.48683298050514" calcext:value-type="float">
            <text:p>-9.48683298050514</text:p>
          </table:table-cell>
          <table:table-cell table:formula="of:=[.I35]+[.G36]" office:value-type="float" office:value="5.13167019494859" calcext:value-type="float">
            <text:p>5.13167019494859</text:p>
          </table:table-cell>
          <table:table-cell table:formula="of:=[.J35]+[.H36]" office:value-type="float" office:value="15.3950105848458" calcext:value-type="float">
            <text:p>15.39501058484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QRT([.I36]^2+[.J36]^2)" office:value-type="float" office:value="16.2277660168378" calcext:value-type="float">
            <text:p>16.2277660168378</text:p>
          </table:table-cell>
          <table:table-cell table:formula="of:=-[.I36]/[.B37]" office:value-type="float" office:value="-0.316227766016838" calcext:value-type="float">
            <text:p>-0.316227766016838</text:p>
          </table:table-cell>
          <table:table-cell table:formula="of:=-[.J36]/[.B37]" office:value-type="float" office:value="-0.948683298050514" calcext:value-type="float">
            <text:p>-0.948683298050514</text:p>
          </table:table-cell>
          <table:table-cell table:formula="of:=[.$B$2]*[.C37]" office:value-type="float" office:value="-3.16227766016838" calcext:value-type="float">
            <text:p>-3.16227766016838</text:p>
          </table:table-cell>
          <table:table-cell table:formula="of:=[.$B$2]*[.D37]" office:value-type="float" office:value="-9.48683298050514" calcext:value-type="float">
            <text:p>-9.48683298050514</text:p>
          </table:table-cell>
          <table:table-cell table:formula="of:=[.E37]*[.$B$3]" office:value-type="float" office:value="-3.16227766016838" calcext:value-type="float">
            <text:p>-3.16227766016838</text:p>
          </table:table-cell>
          <table:table-cell table:formula="of:=[.F37]*[.$B$3]" office:value-type="float" office:value="-9.48683298050514" calcext:value-type="float">
            <text:p>-9.48683298050514</text:p>
          </table:table-cell>
          <table:table-cell table:formula="of:=[.I36]+[.G37]" office:value-type="float" office:value="1.96939253478021" calcext:value-type="float">
            <text:p>1.96939253478021</text:p>
          </table:table-cell>
          <table:table-cell table:formula="of:=[.J36]+[.H37]" office:value-type="float" office:value="5.90817760434063" calcext:value-type="float">
            <text:p>5.908177604340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QRT([.I37]^2+[.J37]^2)" office:value-type="float" office:value="6.22776601683783" calcext:value-type="float">
            <text:p>6.22776601683783</text:p>
          </table:table-cell>
          <table:table-cell table:formula="of:=-[.I37]/[.B38]" office:value-type="float" office:value="-0.316227766016838" calcext:value-type="float">
            <text:p>-0.316227766016838</text:p>
          </table:table-cell>
          <table:table-cell table:formula="of:=-[.J37]/[.B38]" office:value-type="float" office:value="-0.948683298050514" calcext:value-type="float">
            <text:p>-0.948683298050514</text:p>
          </table:table-cell>
          <table:table-cell table:formula="of:=[.$B$2]*[.C38]" office:value-type="float" office:value="-3.16227766016838" calcext:value-type="float">
            <text:p>-3.16227766016838</text:p>
          </table:table-cell>
          <table:table-cell table:formula="of:=[.$B$2]*[.D38]" office:value-type="float" office:value="-9.48683298050514" calcext:value-type="float">
            <text:p>-9.48683298050514</text:p>
          </table:table-cell>
          <table:table-cell table:formula="of:=[.E38]*[.$B$3]" office:value-type="float" office:value="-3.16227766016838" calcext:value-type="float">
            <text:p>-3.16227766016838</text:p>
          </table:table-cell>
          <table:table-cell table:formula="of:=[.F38]*[.$B$3]" office:value-type="float" office:value="-9.48683298050514" calcext:value-type="float">
            <text:p>-9.48683298050514</text:p>
          </table:table-cell>
          <table:table-cell table:formula="of:=[.I37]+[.G38]" office:value-type="float" office:value="-1.19288512538817" calcext:value-type="float">
            <text:p>-1.19288512538817</text:p>
          </table:table-cell>
          <table:table-cell table:formula="of:=[.J37]+[.H38]" office:value-type="float" office:value="-3.57865537616451" calcext:value-type="float">
            <text:p>-3.578655376164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4T16:13:56.048012860</meta:creation-date>
    <dc:date>2020-12-05T18:32:43.349512369</dc:date>
    <meta:editing-duration>P1DT1H47M56S</meta:editing-duration>
    <meta:editing-cycles>1</meta:editing-cycles>
    <meta:document-statistic meta:table-count="1" meta:cell-count="340" meta:object-count="0"/>
    <meta:generator>LibreOffice/7.0.3.1$MacOSX_X86_64 LibreOffice_project/d7547858d014d4cf69878db179d326fc3483e082</meta:generator>
  </office:meta>
</office:document-meta>
</file>